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Más opciones en la ejecución de contenedores (1ª parte)</text:p>
      <text:p text:style-name="Standard"/>
      <text:p text:style-name="Standard">Hemos usado el comando `docker run` para crear y ejecutar contenedores. Este comando tiene muchas opciones, veamos algunas de ellas:</text:p>
      <text:p text:style-name="Standard"/>
      <text:p text:style-name="Standard">## Nombrar los contenedores</text:p>
      <text:p text:style-name="Standard"/>
      <text:p text:style-name="Standard">A la hora de la creación del contenedor podemos ponerle un nombre (usando el parámetro `--name`) y también, podemos indicar el hostname (con al opción `-h` o `--hostname`). Veamos un ejemplo:</text:p>
      <text:p text:style-name="Standard"/>
      <text:p text:style-name="Standard">```bash</text:p>
      <text:p text:style-name="Standard">$ docker run --name contenedor1 -h contendor_ubuntu ubuntu hostname</text:p>
      <text:p text:style-name="Standard">contendor_ubuntu</text:p>
      <text:p text:style-name="Standard">```</text:p>
      <text:p text:style-name="Standard"/>
      <text:p text:style-name="Standard">Hemos comprobado que el hostname lo hemos configurado, y veamos que el nombre del contenedor también lo hemos configurado:</text:p>
      <text:p text:style-name="Standard"/>
      <text:p text:style-name="Standard">```bash</text:p>
      <text:p text:style-name="Standard">$ docker ps -a</text:p>
      <text:p text:style-name="Standard">CONTAINER ID <text:s text:c="2"/>IMAGE <text:s text:c="4"/>COMMAND <text:s text:c="5"/>CREATED <text:s text:c="9"/>STATUS <text:s text:c="21"/>PORTS <text:s text:c="4"/>NAMES</text:p>
      <text:p text:style-name="Standard">cea2a22ac6aa <text:s text:c="2"/>ubuntu <text:s text:c="3"/>"hostname" <text:s text:c="2"/>56 seconds ago <text:s text:c="2"/>Exited (0) 54 seconds ago <text:s text:c="12"/>contenedor1</text:p>
      <text:p text:style-name="Standard">```</text:p>
      <text:p text:style-name="Standard"/>
      <text:p text:style-name="Standard">## Ejecutando un contenedor interactivo</text:p>
      <text:p text:style-name="Standard"/>
      <text:p text:style-name="Standard">En este caso usamos la opción `-i` para abrir una sesión interactiva, `-t` nos permite crear un pseudo-terminal que nos va a permitir interaccionar con el contenedor. El comando que vamos a ejecutar en el contenedor es `bash` para que podamos acceder al terminal:</text:p>
      <text:p text:style-name="Standard"/>
      <text:p text:style-name="Standard">```bash</text:p>
      <text:p text:style-name="Standard">$ docker run -it --name contenedor2 -h cont1 ubuntu bash </text:p>
      <text:p text:style-name="Standard">root@cont1:/#</text:p>
      <text:p text:style-name="Standard">```</text:p>
      <text:p text:style-name="Standard"/>
      <text:p text:style-name="Standard">El contenedor se para cuando salimos de él. Para volver a conectarnos a él:</text:p>
      <text:p text:style-name="Standard"/>
      <text:p text:style-name="Standard">```bash</text:p>
      <text:p text:style-name="Standard">$ docker start contenedor2</text:p>
      <text:p text:style-name="Standard">contendor2</text:p>
      <text:p text:style-name="Standard">$ docker attach contenedor2</text:p>
      <text:p text:style-name="Standard">root@cont1:/#</text:p>
      <text:p text:style-name="Standard">```</text:p>
      <text:p text:style-name="Standard"/>
      <text:p text:style-name="Standard">Con `docker attach` nos conectamos a la entrada estándar y a la salida estándar y de error de un contenedor en ejecución, conectándonos a su terminal.</text:p>
      <text:p text:style-name="Standard"/>
      <text:p text:style-name="Standard"/>
      <text:p text:style-name="P1">En realidad, todas las imágenes tienen definidas un proceso que se ejecuta por defecto si no se indica de manera explicita cuando creamos el contenedor. En concreto, la imagen `ubuntu` ( y en general todas las imágenes que corresponden al sistemas operativos) tiene definida por defecto el proceso `bash`, por lo que podríamos haber ejecutado:</text:p>
      <text:p text:style-name="Standard"/>
      <text:p text:style-name="Standard">```bash</text:p>
      <text:p text:style-name="Standard">$ docker run -it --name contenedor2 ubuntu</text:p>
      <text:p text:style-name="Standard">```</text:p>
      <text:p text:style-name="Standard"/>
      <text:p text:style-name="Standard">## Eliminación automática de un contenedor </text:p>
      <text:p text:style-name="Standard"/>
      <text:p text:style-name="Standard">Como hemos visto hasta ahora cuando un contenedor termina de ejecutar el comando indicado, se para. Si queremos que cuando finalice la ejecución del contenedor se borre, usaremos la opción `--rm`. Por ejemplo:</text:p>
      <text:p text:style-name="Standard"/>
      <text:p text:style-name="Standard">```bash</text:p>
      <text:p text:style-name="Standard">docker run -it --rm --name contenedor3 ubuntu top</text:p>
      <text:p text:style-name="Standard">```</text:p>
      <text:p text:style-name="Standard"/>
      <text:p text:style-name="Standard">Cuando salgamos de ejecutar el comando `top` se borrará el contenedor. Puedes ejecutar un `docker ps -a` para comprobarlo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46:30.180000000</meta:creation-date>
    <dc:date>2024-06-18T13:48:39.965000000</dc:date>
    <meta:editing-duration>PT2M9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38" meta:word-count="376" meta:character-count="2369" meta:non-whitespace-character-count="1971"/>
  </office:meta>
</office:document-meta>
</file>